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044a4a" officeooo:paragraph-rsid="00044a4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font-weight="bold" officeooo:rsid="00044a4a" officeooo:paragraph-rsid="00044a4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font-weight="normal" officeooo:rsid="00044a4a" officeooo:paragraph-rsid="00044a4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5f3b7" officeooo:paragraph-rsid="0005f3b7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8d5e6" officeooo:paragraph-rsid="0008d5e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fo:font-weight="normal" officeooo:rsid="0008d5e6" officeooo:paragraph-rsid="0008d5e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size="11pt" fo:font-weight="normal" officeooo:rsid="00044a4a" officeooo:paragraph-rsid="00044a4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size="11pt" fo:font-weight="normal" officeooo:rsid="00044a4a" officeooo:paragraph-rsid="00044a4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size="11pt" fo:font-weight="bold" officeooo:rsid="00044a4a" officeooo:paragraph-rsid="00044a4a" style:font-size-asian="11pt" style:font-weight-asian="bold" style:font-size-complex="11pt" style:font-weight-complex="bold"/>
    </style:style>
    <style:style style:name="P10" style:family="paragraph" style:parent-style-name="Default">
      <style:paragraph-properties fo:line-height="115%" fo:text-align="center" style:justify-single-word="false"/>
      <style:text-properties fo:font-size="11pt" fo:font-weight="normal" officeooo:rsid="00044a4a" officeooo:paragraph-rsid="00044a4a" style:font-size-asian="11pt" style:font-weight-asian="normal" style:font-size-complex="11pt" style:font-weight-complex="normal"/>
    </style:style>
    <style:style style:name="T1" style:family="text">
      <style:text-properties fo:color="#000000" style:font-name="Nimbus Mono L" fo:font-size="9.5pt" fo:font-style="normal" style:font-size-asian="9.5pt" style:font-style-asian="normal"/>
    </style:style>
    <style:style style:name="T2" style:family="text">
      <style:text-properties officeooo:rsid="0005f3b7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70efe"/>
    </style:style>
    <style:style style:name="T7" style:family="text">
      <style:text-properties officeooo:rsid="000a56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ração de Dados – Classificação</text:p>
      <text:p text:style-name="P1">Preparação da base de microdados do ENEM 2012</text:p>
      <text:p text:style-name="P1"/>
      <text:p text:style-name="P9">Jonathan Coutinho Luz de Queiroz¹</text:p>
      <text:p text:style-name="P9">Guilherme Lima Bernal¹</text:p>
      <text:p text:style-name="P9"/>
      <text:p text:style-name="P7">¹Instituto de Matemática – Universidade Federal da Bahia</text:p>
      <text:p text:style-name="P7"/>
      <text:p text:style-name="P10"><text:span text:style-name="T1">jonathanqueiroz@dcc.ufba.br, ufba@lbguilherme.com</text:span></text:p>
      <text:p text:style-name="P7"/>
      <text:p text:style-name="P7"/>
      <text:p text:style-name="P8"/>
      <text:p text:style-name="P2">1. Introdução</text:p>
      <text:p text:style-name="P3"/>
      <text:p text:style-name="P3"><text:tab/>Nessa atividade a base de dados do ENEM 2012 foi preparada para ser utilizada em um algorítmo de <text:s/>classificação. O objetivo é formar 4 clusters dentre os participantes da prova: Os que tiveram nota na redação “ruim”, “regular”, “boa” e “ótima”. O intervalo de valores para a nota da redação que se qualifica em cada um desses grupos é baseado na divisão do dataset original em quartils, sendo “ruim” o primeiro quartil e “ótima” o último. Para passar pela qualificação todas as colunas precisam ser normalizadas para números entre 0 e 1.</text:p>
      <text:p text:style-name="P3"/>
      <text:p text:style-name="P2">2. Normalização da <text:span text:style-name="T7">base de dados</text:span></text:p>
      <text:p text:style-name="P3"/>
      <text:p text:style-name="P3"><text:tab/><text:span text:style-name="T2">As seguintes operações foram realizadas com o intuito de normalizar a base de dados:</text:span></text:p>
      <text:p text:style-name="P3"/>
      <text:list xml:id="list7655417456131430961" text:style-name="L1">
        <text:list-item>
          <text:p text:style-name="P4">Foi criada a coluna <text:span text:style-name="T3">UF_INSC_IGUAL_PROVA</text:span>, que guarda “1” se <text:span text:style-name="T4">UF_INSC</text:span> for iqual ao <text:span text:style-name="T4">UF_MUNICIPIO_PROVA</text:span>, indicando que o candidato não mudou de estado para fazer a prova. “0” caso contrário.</text:p>
        </text:list-item>
        <text:list-item>
          <text:p text:style-name="P4"><text:span text:style-name="T4">UF_INSC</text:span> foi expandido para um total de 26 colunas, cada uma contendo “1” ou “0” para indicar se o candidato fez a prova nesse estado ou não. Nenhum candidato poder ter mais de um estado marcado como “1”.</text:p>
        </text:list-item>
        <text:list-item>
          <text:p text:style-name="P4">De forma similar <text:span text:style-name="T4">TP_SEXO</text:span> foi expandido para duas colunas: <text:span text:style-name="T4">GENERO_HOMEM</text:span> e <text:span text:style-name="T4">GENERO_MULHER</text:span>, com apenas uma delas sendo marcada como “1”.</text:p>
        </text:list-item>
        <text:list-item>
          <text:p text:style-name="P4">As colunas <text:span text:style-name="T4">NOTA_CN</text:span>, <text:span text:style-name="T4">NOTA_CH</text:span>, <text:span text:style-name="T4">NOTA_LC</text:span> e <text:span text:style-name="T4">NOTA_MT</text:span> passaram a guardar a nota do candidato em cada uma das provas. Para que o valor seja consistente entre 0 e 1, essa nota foi dividida por 1000.</text:p>
        </text:list-item>
        <text:list-item>
          <text:p text:style-name="P4">Várias colunas que guardavam as opções marcadas pelo usuário, gabarito, identificação da prova e afins foram removidas por não acrescentar informação relevante para obtenção do resultado. Todas as informações daqui de alguma forma implicam na nota do candidato, que está mantida vide item anterior.</text:p>
        </text:list-item>
        <text:list-item>
          <text:p text:style-name="P4">Várias das colunas que guardavam informações refernetes a cidade, localização da prova, estado civil, escolha de idioma, ano de conclusão do ensino médio e afins foram removidas por acrescentarem pouca relevancia e por possuir pouca variabilidade, gerando uma amostra ruim para classificação.</text:p>
        </text:list-item>
        <text:list-item>
          <text:p text:style-name="P4"><text:soft-page-break/>A idade foi normalizada entre “0” e “1” através de uma divisão por 100. <text:span text:style-name="T6">Dessa forma a menor idade passa a ser 0.12 e a maior 0.70.</text:span></text:p>
        </text:list-item>
        <text:list-item>
          <text:p text:style-name="P5"><text:span text:style-name="T4">TP_COR_RACA</text:span> foi dividido em 5 colunas, uma com cada cor/raça. Cada uma possui “1” se ela é verdadeira para o candidato. Nenhum candidato tem duas dessas colunas como verdadeiras.</text:p>
        </text:list-item>
        <text:list-item>
          <text:p text:style-name="P5"><text:span text:style-name="T4">ST_CONCLUSAO</text:span> foi dividido em 4 colunas seguindo o mesmo princípio.</text:p>
        </text:list-item>
        <text:list-item>
          <text:p text:style-name="P5">Por fim, a nota da redação foi dividida em um dos 4 grupos definidos anteriormente.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67_7e_LT_7e_Gliederung_20_1" style:display-name="master-page6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Gliederung_20_2" style:display-name="master-page67~LT~Gliederung 2" style:family="paragraph" style:parent-style-name="master-page6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7_7e_LT_7e_Gliederung_20_3" style:display-name="master-page67~LT~Gliederung 3" style:family="paragraph" style:parent-style-name="master-page6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7_7e_LT_7e_Gliederung_20_4" style:display-name="master-page67~LT~Gliederung 4" style:family="paragraph" style:parent-style-name="master-page6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5" style:display-name="master-page67~LT~Gliederung 5" style:family="paragraph" style:parent-style-name="master-page6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6" style:display-name="master-page67~LT~Gliederung 6" style:family="paragraph" style:parent-style-name="master-page6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7" style:display-name="master-page67~LT~Gliederung 7" style:family="paragraph" style:parent-style-name="master-page6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8" style:display-name="master-page67~LT~Gliederung 8" style:family="paragraph" style:parent-style-name="master-page6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9" style:display-name="master-page67~LT~Gliederung 9" style:family="paragraph" style:parent-style-name="master-page6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Titel" style:display-name="master-page6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Untertitel" style:display-name="master-page6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Notizen" style:display-name="master-page6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Hintergrundobjekte" style:display-name="master-page6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7_7e_LT_7e_Hintergrund" style:display-name="master-page6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Gliederung_20_1" style:display-name="master-page57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Gliederung_20_2" style:display-name="master-page57~LT~Gliederung 2" style:family="paragraph" style:parent-style-name="master-page57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_7e_LT_7e_Gliederung_20_3" style:display-name="master-page57~LT~Gliederung 3" style:family="paragraph" style:parent-style-name="master-page57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_7e_LT_7e_Gliederung_20_4" style:display-name="master-page57~LT~Gliederung 4" style:family="paragraph" style:parent-style-name="master-page57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5" style:display-name="master-page57~LT~Gliederung 5" style:family="paragraph" style:parent-style-name="master-page57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6" style:display-name="master-page57~LT~Gliederung 6" style:family="paragraph" style:parent-style-name="master-page57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7" style:display-name="master-page57~LT~Gliederung 7" style:family="paragraph" style:parent-style-name="master-page57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8" style:display-name="master-page57~LT~Gliederung 8" style:family="paragraph" style:parent-style-name="master-page57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9" style:display-name="master-page57~LT~Gliederung 9" style:family="paragraph" style:parent-style-name="master-page57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Titel" style:display-name="master-page5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Untertitel" style:display-name="master-page5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Notizen" style:display-name="master-page5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Hintergrundobjekte" style:display-name="master-page5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Hintergrund" style:display-name="master-page5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2_7e_LT_7e_Gliederung_20_1" style:display-name="master-page5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Gliederung_20_2" style:display-name="master-page52~LT~Gliederung 2" style:family="paragraph" style:parent-style-name="master-page5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2_7e_LT_7e_Gliederung_20_3" style:display-name="master-page52~LT~Gliederung 3" style:family="paragraph" style:parent-style-name="master-page5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2_7e_LT_7e_Gliederung_20_4" style:display-name="master-page52~LT~Gliederung 4" style:family="paragraph" style:parent-style-name="master-page5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5" style:display-name="master-page52~LT~Gliederung 5" style:family="paragraph" style:parent-style-name="master-page5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6" style:display-name="master-page52~LT~Gliederung 6" style:family="paragraph" style:parent-style-name="master-page5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7" style:display-name="master-page52~LT~Gliederung 7" style:family="paragraph" style:parent-style-name="master-page5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8" style:display-name="master-page52~LT~Gliederung 8" style:family="paragraph" style:parent-style-name="master-page5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9" style:display-name="master-page52~LT~Gliederung 9" style:family="paragraph" style:parent-style-name="master-page5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Titel" style:display-name="master-page5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Untertitel" style:display-name="master-page5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Notizen" style:display-name="master-page5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Hintergrundobjekte" style:display-name="master-page5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2_7e_LT_7e_Hintergrund" style:display-name="master-page5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9:30:58.880335537</meta:creation-date>
    <dc:date>2017-02-21T19:56:49.541824086</dc:date>
    <meta:editing-duration>PT4M17S</meta:editing-duration>
    <meta:editing-cycles>3</meta:editing-cycles>
    <meta:generator>LibreOffice/5.2.5.1$Linux_X86_64 LibreOffice_project/20$Build-1</meta:generator>
    <meta:document-statistic meta:table-count="0" meta:image-count="0" meta:object-count="0" meta:page-count="2" meta:paragraph-count="20" meta:word-count="445" meta:character-count="2673" meta:non-whitespace-character-count="2256"/>
  </office:meta>
</office:document-meta>
</file>